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hitney" svg:font-family="Whitney,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paragraph-properties fo:margin-top="0.407cm" fo:margin-bottom="0.513cm" style:contextual-spacing="false"/>
      <style:text-properties officeooo:rsid="0017aa1a" officeooo:paragraph-rsid="0017aa1a"/>
    </style:style>
    <style:style style:name="P2" style:family="paragraph" style:parent-style-name="Text_20_body">
      <style:paragraph-properties fo:margin-top="0cm" fo:margin-bottom="0cm" style:contextual-spacing="false" fo:line-height="115%"/>
      <style:text-properties style:font-name="Liberation Sans" officeooo:rsid="0017aa1a" officeooo:paragraph-rsid="0017aa1a"/>
    </style:style>
    <style:style style:name="P3" style:family="paragraph" style:parent-style-name="Text_20_body">
      <style:paragraph-properties fo:margin-top="0cm" fo:margin-bottom="0cm" style:contextual-spacing="false" fo:line-height="115%"/>
      <style:text-properties style:font-name="Liberation Sans" fo:font-weight="bold" officeooo:rsid="0017aa1a" officeooo:paragraph-rsid="0017aa1a" style:font-weight-asian="bold" style:font-weight-complex="bold"/>
    </style:style>
    <style:style style:name="P4" style:family="paragraph" style:parent-style-name="Title">
      <style:paragraph-properties fo:margin-top="0cm" fo:margin-bottom="0cm" style:contextual-spacing="false"/>
      <style:text-properties officeooo:rsid="0017aa1a" officeooo:paragraph-rsid="00195c5b"/>
    </style:style>
    <style:style style:name="P5" style:family="paragraph" style:parent-style-name="Title">
      <style:paragraph-properties fo:margin-top="0.021cm" fo:margin-bottom="0cm" style:contextual-spacing="false"/>
      <style:text-properties officeooo:rsid="0017aa1a" officeooo:paragraph-rsid="00195c5b"/>
    </style:style>
    <style:style style:name="P6" style:family="paragraph" style:parent-style-name="Text_20_body" style:list-style-name="L1">
      <style:paragraph-properties fo:margin-top="0cm" fo:margin-bottom="0cm" style:contextual-spacing="false" fo:line-height="115%"/>
      <style:text-properties style:font-name="Liberation Sans" officeooo:rsid="0017aa1a" officeooo:paragraph-rsid="0017aa1a"/>
    </style:style>
    <style:style style:name="P7" style:family="paragraph" style:parent-style-name="Text_20_body" style:list-style-name="L1">
      <style:paragraph-properties fo:margin-top="0cm" fo:margin-bottom="0cm" style:contextual-spacing="false" fo:line-height="115%"/>
      <style:text-properties style:font-name="Liberation Sans" officeooo:rsid="00195c5b" officeooo:paragraph-rsid="00195c5b"/>
    </style:style>
    <style:style style:name="P8" style:family="paragraph" style:parent-style-name="Text_20_body">
      <style:paragraph-properties fo:margin-top="0cm" fo:margin-bottom="0cm" style:contextual-spacing="false" fo:line-height="115%"/>
      <style:text-properties style:font-name="Liberation Sans" officeooo:rsid="00195c5b" officeooo:paragraph-rsid="00195c5b"/>
    </style:style>
    <style:style style:name="T1" style:family="text">
      <style:text-properties officeooo:rsid="00195c5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ata-Driven Computer Science</text:p>
      <text:p text:style-name="P4">Coursework Report</text:p>
      <text:p text:style-name="P1">Grace Stangroome</text:p>
      <text:p text:style-name="P2">Demonstrate understanding of methods used, the results you <text:span text:style-name="T1">obtained</text:span> and your understanding of issues such as overfitting. Max 4 pages, no less that 11 point font, at least 2cm margins.</text:p>
      <text:p text:style-name="P3">You should include:</text:p>
      <text:list xml:id="list330341361" text:style-name="L1">
        <text:list-item>
          <text:p text:style-name="P6">Equations for linear regression </text:p>
        </text:list-item>
        <text:list-item>
          <text:p text:style-name="P6">Justification for your choice of polynomial order. Include plots</text:p>
        </text:list-item>
        <text:list-item>
          <text:p text:style-name="P6">Justification for your choice of unknown function. Include plots</text:p>
        </text:list-item>
        <text:list-item>
          <text:p text:style-name="P7">Description of your procedure for selecting between linear/polynomial/unknown functions, accounting for overfitting</text:p>
        </text:list-item>
      </text:list>
      <text:p text:style-name="P8"/>
      <text:p text:style-name="P8">First determine the function type of each segment by splitting it into two set, the first you put through the matrix maths to get a set of coefficients, the second you run sum squared error using said coefficients to get a score for the function type.</text:p>
      <text:p text:style-name="P8"/>
      <text:p text:style-name="P8">When you have your function type, you once again run the matrix maths, this time using all the coords - this gives you your true coefficients(hat)</text:p>
      <text:p text:style-name="P8"/>
      <text:p text:style-name="P8">With you new true coefficients you run sum squared error on the full set of coords, this gives you your total reconstruction error, which you will sum over all line segm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hitney" svg:font-family="Whitney,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12:35:01.560000000</meta:creation-date>
    <dc:date>2021-04-02T17:41:09.316743315</dc:date>
    <meta:editing-duration>PT48M28S</meta:editing-duration>
    <meta:editing-cycles>2</meta:editing-cycles>
    <meta:generator>LibreOffice/7.0.3.1$Linux_X86_64 LibreOffice_project/00$Build-1</meta:generator>
    <meta:document-statistic meta:table-count="0" meta:image-count="0" meta:object-count="0" meta:page-count="1" meta:paragraph-count="12" meta:word-count="181" meta:character-count="1114" meta:non-whitespace-character-count="948"/>
  </office:meta>
</office:document-meta>
</file>